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3.81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3.2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13.2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fffff0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none" fo:background-color="#fffff0" fo:border-left="0.06pt solid #000000" fo:border-right="none" style:rotation-align="none" fo:border-top="none"/>
      <style:text-properties fo:color="#696969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0.06pt solid #000000" fo:border-right="none" style:rotation-align="none" fo:border-top="none"/>
      <style:paragraph-properties fo:text-align="end" fo:margin-left="0mm"/>
    </style:style>
    <style:style style:name="ce29" style:family="table-cell" style:parent-style-name="Default">
      <style:table-cell-properties fo:border-bottom="0.06pt solid #000000" fo:background-color="#fffff0" fo:border-left="0.06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35" style:family="table-cell" style:parent-style-name="Default">
      <style:table-cell-properties fo:background-color="#ffa500" style:text-align-source="fix" style:repeat-content="false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add8e6" style:text-align-source="fix" style:repeat-content="false" style:rotation-align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33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7" style:family="table-cell" style:parent-style-name="Default">
      <style:table-cell-properties fo:border-bottom="none" fo:background-color="#fffff0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0.06pt solid #000000" fo:background-color="#fffff0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0.5mm" svg:stroke-color="#000080" draw:marker-start-width="2.75mm" draw:marker-end-width="2.75mm" draw:fill-color="#ffffff" draw:textarea-horizontal-align="justify" draw:textarea-vertical-align="middle" draw:auto-grow-height="false" fo:min-height="70.47mm" fo:min-width="96.26mm" fo:padding-top="0.25mm" fo:padding-bottom="0.25mm" fo:padding-left="0.25mm" fo:padding-right="0.25mm"/>
    </style:style>
    <style:style style:name="gr2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fill="gradient" draw:fill-gradient-name="Spotted_20_Gray" draw:gradient-step-count="0" draw:textarea-horizontal-align="justify" draw:textarea-vertical-align="middle" draw:auto-grow-height="false" fo:min-height="5.2mm" fo:min-width="5.2mm"/>
    </style:style>
    <style:style style:name="gr4" style:family="graphic">
      <style:graphic-properties svg:stroke-width="0.35mm" svg:stroke-color="#ff1493" draw:marker-start-width="2.52mm" draw:marker-end-width="2.52mm" draw:textarea-horizontal-align="center" draw:textarea-vertical-align="middle" fo:padding-top="0.17mm" fo:padding-bottom="0.17mm" fo:padding-left="0.17mm" fo:padding-right="0.17mm"/>
    </style:style>
    <style:style style:name="gr5" style:family="graphic">
      <style:graphic-properties svg:stroke-color="#000000" draw:marker-start="Arrow" draw:marker-start-width="2mm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29mm"/>
      <style:paragraph-properties style:writing-mode="lr-tb"/>
    </style:style>
    <style:style style:name="gr9" style:family="graphic">
      <style:graphic-properties svg:stroke-color="#000000" draw:fill="gradient" draw:fill-gradient-name="Gradient_20_1" draw:gradient-step-count="0" draw:textarea-horizontal-align="justify" draw:textarea-vertical-align="middle" draw:auto-grow-height="false" fo:min-height="5.2mm" fo:min-width="5.2mm"/>
    </style:style>
    <style:style style:name="gr10" style:family="graphic">
      <style:graphic-properties svg:stroke-width="0.53mm" svg:stroke-color="#000000" draw:marker-start-width="2.79mm" draw:marker-end="Arrow" draw:marker-end-width="2.79mm" draw:textarea-horizontal-align="center" draw:textarea-vertical-align="middle" fo:padding-top="0.26mm" fo:padding-bottom="0.26mm" fo:padding-left="0.26mm" fo:padding-right="0.26m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gradient-name="Spotted_20_Gray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1" draw:gradient-step-count="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h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1" svg:width="96.76mm" svg:height="70.97mm" svg:x="26mm" svg:y="31.72mm">
            <text:p/>
            <draw:enhanced-geometry svg:viewBox="0 0 21600 21600" draw:type="rectangle" draw:enhanced-path="M 0 0 L 21600 0 21600 21600 0 21600 0 0 Z N"/>
          </draw:custom-shape>
          <draw:measure draw:z-index="1" draw:name="Dimension line 1" draw:style-name="gr2" draw:text-style-name="P2" svg:x1="122.96mm" svg:y1="103.83mm" svg:x2="25.88mm" svg:y2="103.43mm">
            <text:p text:style-name="P2">L1 <text:measure text:kind="unit">mm</text:measure><text:measure text:kind="gap"/></text:p>
          </draw:measure>
          <draw:measure draw:z-index="2" draw:name="Dimension line 2" draw:style-name="gr2" draw:text-style-name="P2" svg:x1="27.24mm" svg:y1="103.43mm" svg:x2="27.04mm" svg:y2="32.56mm">
            <text:p text:style-name="P2">L2 <text:measure text:kind="unit">mm</text:measure><text:measure text:kind="gap"/></text:p>
          </draw:measure>
          <draw:custom-shape draw:z-index="3" draw:name="Shape 2" draw:style-name="gr3" draw:text-style-name="P3" svg:width="7.34mm" svg:height="7.34mm" svg:x="22.34mm" svg:y="29.5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Shape 3" draw:style-name="gr3" draw:text-style-name="P3" svg:width="7.34mm" svg:height="7.34mm" svg:x="117.15mm" svg:y="98.1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z-index="5" draw:name="Bézier curve 1" draw:style-name="gr4" draw:text-style-name="P4" svg:width="108.61mm" svg:height="44.51mm" draw:transform="skewX (-3.85181279632547E-017) rotate (-0.245044226980005) translate (26.3700000000205mm 33.5199999999178mm)" svg:viewBox="0 0 10862 4452" svg:d="M0 0c82 0 2415 2588 2415 2588 0 0 3020 1332 3001 1337s3913 331 3913 331l1533 196">
            <text:p/>
          </draw:path>
          <draw:g draw:z-index="6">
            <draw:line draw:name="Vertical line 1" draw:style-name="gr5" draw:text-style-name="P4" svg:x1="120.29mm" svg:y1="90.25mm" svg:x2="120.29mm" svg:y2="103.55mm">
              <text:p/>
            </draw:line>
            <draw:line draw:name="Vertical line 2" draw:style-name="gr5" draw:text-style-name="P4" svg:x1="130.97mm" svg:y1="101.71mm" svg:x2="118.22mm" svg:y2="101.6mm">
              <text:p/>
            </draw:line>
          </draw:g>
          <draw:frame draw:z-index="7" draw:name="Text Frame 1" draw:style-name="gr6" draw:text-style-name="P5" svg:width="3.07mm" svg:height="4.69mm" svg:x="131.53mm" svg:y="100.99mm">
            <draw:text-box>
              <text:p>x</text:p>
            </draw:text-box>
          </draw:frame>
          <draw:frame draw:z-index="8" draw:name="Text Frame 2" draw:style-name="gr6" draw:text-style-name="P5" svg:width="3.07mm" svg:height="4.69mm" svg:x="118.79mm" svg:y="85.96mm">
            <draw:text-box>
              <text:p>y</text:p>
            </draw:text-box>
          </draw:frame>
          <draw:frame draw:z-index="9" draw:name="embedded object (OLE) 4" draw:style-name="gr7" draw:text-style-name="P6" svg:width="5.49mm" svg:height="5.34mm" svg:x="98.01mm" svg:y="58.4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name="embedded object (OLE) 6" draw:style-name="gr7" draw:text-style-name="P6" svg:width="22.31mm" svg:height="5.33mm" svg:x="57.48mm" svg:y="90.0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name="embedded object (OLE) 5" draw:style-name="gr7" draw:text-style-name="P6" svg:width="5.5mm" svg:height="5.34mm" svg:x="94.02mm" svg:y="75.6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2" draw:name="Text Frame 3" draw:style-name="gr8" draw:text-style-name="P5" svg:width="11.1mm" svg:height="5.29mm" svg:x="25.47mm" svg:y="23.58mm">
            <draw:text-box>
              <text:p>M kg</text:p>
            </draw:text-box>
          </draw:frame>
          <draw:frame draw:z-index="13" draw:name="Text Frame 4" draw:style-name="gr8" draw:text-style-name="P5" svg:width="11.1mm" svg:height="5.29mm" svg:x="104.4mm" svg:y="36.56mm">
            <draw:text-box>
              <text:p>g=10</text:p>
            </draw:text-box>
          </draw:frame>
          <draw:frame draw:z-index="14" draw:name="embedded object (OLE) 3" draw:style-name="gr7" draw:text-style-name="P6" svg:width="16.25mm" svg:height="5.34mm" svg:x="74.42mm" svg:y="50.8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5" draw:name="Shape 4" draw:style-name="gr9" draw:text-style-name="P7" svg:width="7.34mm" svg:height="7.34mm" svg:x="66.12mm" svg:y="45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Line 1" draw:style-name="gr10" draw:text-style-name="P4" svg:x1="69.48mm" svg:y1="52.42mm" svg:x2="69.36mm" svg:y2="63.46mm">
            <text:p/>
          </draw:line>
          <draw:custom-shape draw:z-index="17" draw:name="Shape 5" draw:style-name="gr9" draw:text-style-name="P7" svg:width="7.34mm" svg:height="7.34mm" svg:x="87.47mm" svg:y="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name="Line 2" draw:style-name="gr10" draw:text-style-name="P4" svg:x1="90.95mm" svg:y1="69.01mm" svg:x2="90.83mm" svg:y2="80.05mm">
            <text:p/>
          </draw:line>
          <draw:line draw:z-index="19" draw:name="Line 3" draw:style-name="gr10" draw:text-style-name="P4" svg:x1="94.97mm" svg:y1="65.65mm" svg:x2="104.86mm" svg:y2="65.77mm">
            <text:p/>
          </draw:line>
          <draw:frame draw:z-index="20" draw:name="embedded object (OLE) 7" draw:style-name="gr7" draw:text-style-name="P6" svg:width="6.59mm" svg:height="5.34mm" svg:x="32.02mm" svg:y="35.1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1" draw:name="embedded object (OLE) 8" draw:style-name="gr7" draw:text-style-name="P6" svg:width="6.6mm" svg:height="5.34mm" svg:x="111.09mm" svg:y="91.05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embedded object (OLE) 2" draw:style-name="gr7" draw:text-style-name="P6" svg:width="45.05mm" svg:height="55.11mm" svg:x="313.72mm" svg:y="23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3" draw:name="Control 2" draw:text-style-name="P8" svg:width="22.82mm" svg:height="8mm" svg:x="94.08mm" svg:y="10.34mm" draw:control="control2"/>
          <draw:control draw:z-index="24" draw:name="Control 1" draw:text-style-name="P8" svg:width="23.41mm" svg:height="8mm" svg:x="119.68mm" svg:y="10.34mm" draw:control="control1"/>
          <draw:control draw:z-index="25" draw:name="Control 3" draw:text-style-name="P8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5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3"/>
          <table:table-cell table:style-name="ce30" office:value-type="string" calcext:value-type="string">
            <text:p>Results</text:p>
          </table:table-cell>
          <table:table-cell table:style-name="ce30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4"/>
          <table:table-cell table:style-name="ce30" office:value-type="string" calcext:value-type="string">
            <text:p>Theory</text:p>
          </table:table-cell>
          <table:table-cell table:style-name="ce46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2"/>
          <table:table-cell table:style-name="ce15" table:formula="of:=+[$setup.C3]" office:value-type="string" office:string-value="c:\Schneider\ScriptingPath\CALC\/BeadOnWire_OoCalc.vbs" calcext:value-type="string">
            <text:p>c:\Schneider\ScriptingPath\CALC\/BeadOnWire_OoCalc.vbs</text:p>
          </table:table-cell>
          <table:table-cell table:style-name="ce15" table:number-columns-repeated="2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7" office:value-type="string" calcext:value-type="string">
            <text:p>A=</text:p>
          </table:table-cell>
          <table:table-cell table:style-name="ce35" office:value-type="float" office:value="1" calcext:value-type="float">
            <text:p>1</text:p>
          </table:table-cell>
          <table:table-cell table:style-name="ce40"/>
          <table:table-cell table:style-name="ce33" office:value-type="string" calcext:value-type="string">
            <text:p>L1=</text:p>
          </table:table-cell>
          <table:table-cell table:style-name="ce35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27" office:value-type="string" calcext:value-type="string">
            <text:p>B=</text:p>
          </table:table-cell>
          <table:table-cell table:style-name="ce36" table:formula="of:=+([.F25]-[.C24]*[.F24]*[.F24])/[.F24]" office:value-type="float" office:value="-99" calcext:value-type="float">
            <text:p>-99</text:p>
          </table:table-cell>
          <table:table-cell table:style-name="ce40"/>
          <table:table-cell table:style-name="ce33" office:value-type="string" calcext:value-type="string">
            <text:p>L2=</text:p>
          </table:table-cell>
          <table:table-cell table:style-name="ce35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office:forms form:automatic-focus="false" form:apply-design-mode="false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6" table:number-columns-repeated="1015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table:formula="of:=+[.I3]&amp;&quot;/&quot;&amp;[.G3]&amp;[.E3]" office:value-type="string" office:string-value="c:\Schneider\ScriptingPath\CALC\/BeadOnWire_OoCalc.vbs" calcext:value-type="string">
            <text:p>c:\Schneider\ScriptingPath\CALC\/BeadOnWire_OoCalc.vbs</text:p>
          </table:table-cell>
          <table:table-cell/>
          <table:table-cell table:style-name="Default" office:value-type="string" calcext:value-type="string">
            <text:p>BeadOnWire_OoCalc.vbs</text:p>
          </table:table-cell>
          <table:table-cell table:number-columns-repeated="3"/>
          <table:table-cell table:style-name="Default" office:value-type="string" calcext:value-type="string">
            <text:p>c:\Schneider\ScriptingPath\CALC\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table:formula="of:=+[.I5]&amp;&quot;/&quot;&amp;[.G5]&amp;&quot;/&quot;&amp;[.E5]" office:value-type="string" office:string-value="file:///C:/Users/sesa237770/Documents/Mathbox/Python_Samples/02-BeadOnWire/BeadOnWire_OoCalc.ods" calcext:value-type="string">
            <text:p>file:///C:/Users/sesa237770/Documents/Mathbox/Python_Samples/02-BeadOnWire/BeadOnWire_OoCalc.ods</text:p>
          </table:table-cell>
          <table:table-cell/>
          <table:table-cell table:style-name="Default" office:value-type="string" calcext:value-type="string">
            <text:p>BeadOnWire_OoCalc.ods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table:formula="of:=+[.I7]&amp;&quot;/&quot;&amp;[.G7]&amp;&quot;/&quot;&amp;[.E7]" office:value-type="string" office:string-value="file:///C:/Users/sesa237770/Documents/Mathbox/Python_Samples/02-BeadOnWire/BeadOnWire_OoCalc.xlsx" calcext:value-type="string">
            <text:p>file:///C:/Users/sesa237770/Documents/Mathbox/Python_Samples/02-BeadOnWire/BeadOnWire_OoCalc.xlsx</text:p>
          </table:table-cell>
          <table:table-cell/>
          <table:table-cell table:style-name="Default" office:value-type="string" calcext:value-type="string">
            <text:p>BeadOnWire_OoCalc.xlsx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/>
          <table:table-cell table:style-name="ce45" office:value-type="string" calcext:value-type="string">
            <text:p>Python</text:p>
          </table:table-cell>
          <table:table-cell table:style-name="Default" table:formula="of:=+[.I9]&amp;&quot;/&quot;&amp;[.G9]&amp;&quot;/&quot;&amp;[.E9]" office:value-type="string" office:string-value="file:///C:/Users/sesa237770/Documents/Mathbox/Python_Samples/02-BeadOnWire/math_bead_on_wire.py" calcext:value-type="string">
            <text:p>file:///C:/Users/sesa237770/Documents/Mathbox/Python_Samples/02-BeadOnWire/math_bead_on_wire.py</text:p>
          </table:table-cell>
          <table:table-cell/>
          <table:table-cell table:style-name="Default" office:value-type="string" calcext:value-type="string">
            <text:p>math_bead_on_wire.py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PythonPRG01" table:base-cell-address="$setup.$G$9" table:cell-range-address="$setup.$E$9"/>
        <table:named-range table:name="rng_A" table:base-cell-address="$math.$C$24" table:cell-range-address="$math.$C$24"/>
        <table:named-range table:name="rng_B" table:base-cell-address="$math.$C$25" table:cell-range-address="$math.$C$25"/>
        <table:named-range table:name="rng_L1" table:base-cell-address="$math.$F$24" table:cell-range-address="$math.$F$24"/>
        <table:named-range table:name="rng_L2" table:base-cell-address="$math.$F$25" table:cell-range-address="$math.$F$2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radial" draw:cx="50%" draw:cy="50%" draw:start-color="#000000" draw:end-color="#eeeeee" draw:start-intensity="100%" draw:end-intensity="100%" draw:border="0%"/>
    <draw:gradient draw:name="Spotted_20_Gray" draw:display-name="Spotted Gray" draw:style="radial" draw:cx="50%" draw:cy="50%" draw:start-color="#000000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.00.0000</text:date>, <text:time style:data-style-name="N2" text:time-value="14:49:30.8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0-18T16:59:55.351000000</dc:date>
    <meta:editing-cycles>81</meta:editing-cycles>
    <meta:editing-duration>P1DT17H57M22S</meta:editing-duration>
    <meta:generator>LibreOffice/7.2.0.4$Windows_X86_64 LibreOffice_project/9a9c6381e3f7a62afc1329bd359cc48accb6435b</meta:generator>
    <meta:document-statistic meta:table-count="3" meta:cell-count="179" meta:object-count="26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0).Value =GetPathtoScript("rngPathNameXLS","setup")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0).Value =GetPathtoScript("rngPathNameODS","setup")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"rngPathNameStartScript","setup"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RNG_NAME,SHEETNAME)
'rngPathNameStartScript


Dim A As Variant
Dim Doc As Object
Dim oSheet As Object
Dim Cell As Object

Doc = ThisComponent
oSheet = ThisComponent.CurrentController.ActiveSheet
osheet=ThisComponent.Sheets.GetByName(SHEETNAME)
'oSheet = Doc.Sheets(1)


'Cell = oSheet.getCellByPosition(3,3)
'Cell.Value=1
'Cell = oSheet.getCellByPosition(4,4)
'Cell.Value = 2

'A = oSheet.getCellRangeByName("D4:E5")
A = oSheet.getCellRangeByName(RNG_NAME)

sPath= A.getCellByPosition(0,0).value


sPath= A.getCellByPosition(0,0).string

'print A.getCellByPosition(1,1).Value


GetPathtoScript= sPath

End Function

sub TEST_GetPathtoScript

sPathNameXLS=GetPathtoScript("rngPathNameXLS","setup")

print sPathNameX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ub>
      <mi>v</mi>
      <mn>1</mn>
    </msub>
    <annotation encoding="StarMath 5.0">v_{1}
</annotation>
  </semantics>
</math>
</file>

<file path=Object 3/content.xml><?xml version="1.0" encoding="utf-8"?>
<math xmlns="http://www.w3.org/1998/Math/MathML" display="block">
  <semantics>
    <mrow>
      <msub>
        <mi>F</mi>
        <mi>y</mi>
      </msub>
      <mo stretchy="false">=</mo>
      <mi mathvariant="italic">Mg</mi>
    </mrow>
    <annotation encoding="StarMath 5.0">F_{y} =Mg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+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row>
                <msub>
                  <mi>L</mi>
                  <mn>2</mn>
                </msub>
                <mo stretchy="false">−</mo>
                <mi>A</mi>
              </mrow>
            </mrow>
            <msup>
              <mrow>
                <mo fence="true" form="prefix" stretchy="false">(</mo>
                <mrow>
                  <msub>
                    <mi>L</mi>
                    <mn>1</mn>
                  </msub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i>B</mi>
            <mo stretchy="false">=</mo>
            <mfrac>
              <mrow>
                <mrow>
                  <msub>
                    <mi>L</mi>
                    <mn>2</mn>
                  </msub>
                  <mo stretchy="false">−</mo>
                  <mi>A</mi>
                </mrow>
                <msup>
                  <mrow>
                    <mo fence="true" form="prefix" stretchy="false">(</mo>
                    <mrow>
                      <msub>
                        <mi>L</mi>
                        <mn>1</mn>
                      </msub>
                    </mrow>
                    <mo fence="true" form="postfix" stretchy="false">)</mo>
                  </mrow>
                  <mn>2</mn>
                </msup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+ B L_1
newline
alignl B L_1 = L_2- A (L_1)^{ 2}
newline
alignl B  =    {L_2- A (L_1)^{ 2}} over {L_1} 
newline
newline
newline</annotation>
  </semantics>
</math>
</file>

<file path=Object 5/content.xml><?xml version="1.0" encoding="utf-8"?>
<math xmlns="http://www.w3.org/1998/Math/MathML" display="block">
  <semantics>
    <msub>
      <mi>v</mi>
      <mn>2</mn>
    </msub>
    <annotation encoding="StarMath 5.0">v_{2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</mrow>
    </mrow>
    <annotation encoding="StarMath 5.0">y=Ax ^{ 2} + Bx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